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4.15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style-name="ce17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re alu 8mm 420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Arbre alu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6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00mm</text:p>
          </table:table-cell>
          <table:table-cell table:style-name="ce12" office:value-type="float" office:value="20">
            <text:p>2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RJ45 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8UU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Vis M3x8mm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0mm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13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</text:p>
          </table:table-cell>
          <table:table-cell table:style-name="ce13" office:value-type="float" office:value="37">
            <text:p>37</text:p>
          </table:table-cell>
          <table:table-cell table:style-name="ce15" office:value-type="string">
            <text:p>45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5mm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30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</text:p>
          </table:table-cell>
          <table:table-cell table:style-name="ce13" office:value-type="float" office:value="11">
            <text:p>1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6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6mm tête fraisée</text:p>
          </table:table-cell>
          <table:table-cell table:style-name="ce13" office:value-type="float" office:value="39">
            <text:p>39</text:p>
          </table:table-cell>
          <table:table-cell table:style-name="ce15" office:value-type="string">
            <text:p>30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 tête fraisée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12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40mm tête fraisée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6" office:value-type="string">
            <text:p>Rondelles M3 larges</text:p>
          </table:table-cell>
          <table:table-cell table:style-name="ce13" office:value-type="float" office:value="80">
            <text:p>80</text:p>
          </table:table-cell>
          <table:table-cell table:style-name="ce15" office:value-type="string">
            <text:p>48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Rondelles M3 standards</text:p>
          </table:table-cell>
          <table:table-cell table:style-name="ce13" office:value-type="float" office:value="120">
            <text:p>120</text:p>
          </table:table-cell>
          <table:table-cell table:style-name="ce16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6" office:value-type="string">
            <text:p>Ecroux nylstop M3</text:p>
          </table:table-cell>
          <table:table-cell table:style-name="ce13" office:value-type="float" office:value="23">
            <text:p>23</text:p>
          </table:table-cell>
          <table:table-cell table:style-name="ce15" office:value-type="string">
            <text:p>11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x M3</text:p>
          </table:table-cell>
          <table:table-cell table:style-name="ce13" office:value-type="float" office:value="146">
            <text:p>146</text:p>
          </table:table-cell>
          <table:table-cell table:style-name="ce15" office:value-type="string">
            <text:p>48,16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  <table:table-cell table:style-name="ce30"/>
          <table:table-cell table:number-columns-repeated="1018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  <table:table-cell table:style-name="ce23" office:value-type="string">
            <text:p>Notes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COIN_A_VISSER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COINS</text:p>
          </table:table-cell>
          <table:table-cell table:style-name="ce25" office:value-type="float" office:value="360">
            <text:p>360</text:p>
          </table:table-cell>
          <table:table-cell table:style-name="ce31"/>
          <table:table-cell table:style-name="ce32"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1"/>
          <table:table-cell table:style-name="ce32" table:number-columns-repeated="1018"/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50">
            <text:p>3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TIQUETT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ANGEMENT_PORTIQU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OUPLAGE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5" office:value-type="float" office:value="135">
            <text:p>135</text:p>
          </table:table-cell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GRANDE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PETITE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7" office:value-type="float" office:value="400">
            <text:p>40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FAN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XTRUDEU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BASE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ENDSTOP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BA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380">
            <text:p>38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LIP_ENDSTOP_Y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5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MOTEUR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PLAQUE_ARRIER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ONDELLE_PLATEAU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TOP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CASE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150">
            <text:p>1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TOP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75">
            <text:p>75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minutes</text:p>
          </table:table-cell>
          <table:table-cell table:number-columns-repeated="2"/>
          <table:table-cell table:style-name="ce28" table:formula="of:=SUM([.D3:.D36])" office:value-type="float" office:value="1850">
            <text:p>18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heures</text:p>
          </table:table-cell>
          <table:table-cell table:number-columns-repeated="2"/>
          <table:table-cell table:style-name="ce29" table:formula="of:=[.D37]/60" office:value-type="float" office:value="30.8333333333333">
            <text:p>30,8333333333</text:p>
          </table:table-cell>
          <table:table-cell table:style-name="ce30"/>
          <table:table-cell table:number-columns-repeated="1018"/>
        </table:table-row>
        <table:table-row table:style-name="ro11" table:number-rows-repeated="1048537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6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BAS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TOP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/>
          <table:table-cell table:style-name="ce24" table:number-columns-repeated="3"/>
        </table:table-row>
        <table:table-row table:style-name="ro11">
          <table:table-cell table:style-name="ce20" office:value-type="string">
            <text:p>RETOUR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MOLET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>
          <table:table-cell table:style-name="ce20" office:value-type="string">
            <text:p>FIX_MOTEUR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 table:number-rows-repeated="2">
          <table:table-cell table:style-name="ce20"/>
          <table:table-cell table:style-name="ce24" table:number-columns-repeated="2"/>
          <table:table-cell table:style-name="ce26"/>
        </table:table-row>
        <table:table-row table:style-name="ro11">
          <table:table-cell table:style-name="ce21" office:value-type="string">
            <text:p>Total</text:p>
          </table:table-cell>
          <table:table-cell table:number-columns-repeated="2"/>
          <table:table-cell table:style-name="ce33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 style:data-style-name="N2" text:time-value="0000-00-00T11:24:11.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15T11:26:49.73</dc:date>
    <meta:editing-duration>P8DT20H5M1S</meta:editing-duration>
    <meta:editing-cycles>652</meta:editing-cycles>
    <meta:print-date>2014-01-02T14:17:00.18</meta:print-date>
    <meta:document-statistic meta:table-count="3" meta:cell-count="311" meta:object-count="0"/>
  </office:meta>
</office:document-meta>
</file>